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8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stituy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</text:p>
          </table:table-cell>
          <table:table-cell table:style-name="Default" table:formula="of:=779.095412/2" office:value-type="float" office:value="389.547706" calcext:value-type="float">
            <text:p>389.5477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170.753539" calcext:value-type="float">
            <text:p>170.753539</text:p>
          </table:table-cell>
          <table:table-cell office:value-type="float" office:value="61.5" calcext:value-type="float">
            <text:p>61.5</text:p>
          </table:table-cell>
          <table:table-cell table:formula="of:=744/[.C3]" office:value-type="float" office:value="12.0975609756098" calcext:value-type="float">
            <text:p>12.0975609756098</text:p>
          </table:table-cell>
          <table:table-cell office:value-type="string" calcext:value-type="string">
            <text:p>M2</text:p>
          </table:table-cell>
          <table:table-cell/>
          <table:table-cell table:formula="of:=372*2"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114.609969" calcext:value-type="float">
            <text:p>114.609969</text:p>
          </table:table-cell>
          <table:table-cell office:value-type="float" office:value="124" calcext:value-type="float">
            <text:p>124</text:p>
          </table:table-cell>
          <table:table-cell table:formula="of:=744/[.C4]" office:value-type="float" office:value="6" calcext:value-type="float">
            <text:p>6</text:p>
          </table:table-cell>
          <table:table-cell office:value-type="string" calcext:value-type="string">
            <text:p>M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112.232966" calcext:value-type="float">
            <text:p>112.232966</text:p>
          </table:table-cell>
          <table:table-cell office:value-type="float" office:value="120" calcext:value-type="float">
            <text:p>120</text:p>
          </table:table-cell>
          <table:table-cell table:formula="of:=744/[.C5]" office:value-type="float" office:value="6.2" calcext:value-type="float">
            <text:p>6.2</text:p>
          </table:table-cell>
          <table:table-cell office:value-type="string" calcext:value-type="string">
            <text:p>MN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94.5109376" calcext:value-type="float">
            <text:p>94.5109376</text:p>
          </table:table-cell>
          <table:table-cell office:value-type="float" office:value="57.6" calcext:value-type="float">
            <text:p>57.6</text:p>
          </table:table-cell>
          <table:table-cell table:formula="of:=744/[.C6]" office:value-type="float" office:value="12.9166666666667" calcext:value-type="float">
            <text:p>12.9166666666667</text:p>
          </table:table-cell>
          <table:table-cell office:value-type="string" calcext:value-type="string">
            <text:p>S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52.7094677" calcext:value-type="float">
            <text:p>52.7094677</text:p>
          </table:table-cell>
          <table:table-cell office:value-type="float" office:value="57.8" calcext:value-type="float">
            <text:p>57.8</text:p>
          </table:table-cell>
          <table:table-cell table:formula="of:=744/[.C7]" office:value-type="float" office:value="12.8719723183391" calcext:value-type="float">
            <text:p>12.8719723183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40.5105779" calcext:value-type="float">
            <text:p>40.5105779</text:p>
          </table:table-cell>
          <table:table-cell office:value-type="float" office:value="56.5" calcext:value-type="float">
            <text:p>56.5</text:p>
          </table:table-cell>
          <table:table-cell table:formula="of:=744/[.C8]" office:value-type="float" office:value="13.1681415929204" calcext:value-type="float">
            <text:p>13.1681415929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29.3780067" calcext:value-type="float">
            <text:p>29.3780067</text:p>
          </table:table-cell>
          <table:table-cell office:value-type="float" office:value="55" calcext:value-type="float">
            <text:p>55</text:p>
          </table:table-cell>
          <table:table-cell table:formula="of:=744/[.C9]" office:value-type="float" office:value="13.5272727272727" calcext:value-type="float">
            <text:p>13.5272727272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23.1170791" calcext:value-type="float">
            <text:p>23.1170791</text:p>
          </table:table-cell>
          <table:table-cell office:value-type="float" office:value="59" calcext:value-type="float">
            <text:p>59</text:p>
          </table:table-cell>
          <table:table-cell table:formula="of:=744/[.C10]" office:value-type="float" office:value="12.6101694915254" calcext:value-type="float">
            <text:p>12.610169491525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0" calcext:value-type="float">
            <text:p>2.00E+01</text:p>
          </table:table-cell>
          <table:table-cell office:value-type="float" office:value="115.5" calcext:value-type="float">
            <text:p>115.5</text:p>
          </table:table-cell>
          <table:table-cell table:formula="of:=744/[.C11]" office:value-type="float" office:value="6.44155844155844" calcext:value-type="float">
            <text:p>6.4415584415584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0" calcext:value-type="float">
            <text:p>2.00E+01</text:p>
          </table:table-cell>
          <table:table-cell office:value-type="float" office:value="116.5" calcext:value-type="float">
            <text:p>116.5</text:p>
          </table:table-cell>
          <table:table-cell table:formula="of:=744/[.C12]" office:value-type="float" office:value="6.3862660944206" calcext:value-type="float">
            <text:p>6.3862660944206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/>
          <table:table-cell table:style-name="Default"/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stituy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</text:p>
          </table:table-cell>
          <table:table-cell table:style-name="Default" table:formula="of:=0.430620219/2" office:value-type="float" office:value="0.2153101095" calcext:value-type="float">
            <text:p>0.21531010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0.0844501933" calcext:value-type="float">
            <text:p>0.0844501933</text:p>
          </table:table-cell>
          <table:table-cell office:value-type="float" office:value="61.8" calcext:value-type="float">
            <text:p>61.8</text:p>
          </table:table-cell>
          <table:table-cell table:formula="of:=744/[.C19]" office:value-type="float" office:value="12.0388349514563" calcext:value-type="float">
            <text:p>12.0388349514563</text:p>
          </table:table-cell>
          <table:table-cell office:value-type="string" calcext:value-type="string">
            <text:p>M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0.0419200134" calcext:value-type="float">
            <text:p>0.0419200134</text:p>
          </table:table-cell>
          <table:table-cell office:value-type="float" office:value="57.8" calcext:value-type="float">
            <text:p>57.8</text:p>
          </table:table-cell>
          <table:table-cell table:formula="of:=744/[.C20]" office:value-type="float" office:value="12.8719723183391" calcext:value-type="float">
            <text:p>12.8719723183391</text:p>
          </table:table-cell>
          <table:table-cell office:value-type="string" calcext:value-type="string">
            <text:p>S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0.0195318662" calcext:value-type="float">
            <text:p>0.0195318662</text:p>
          </table:table-cell>
          <table:table-cell table:style-name="ce3" office:value-type="float" office:value="57.3" calcext:value-type="float">
            <text:p>57.3</text:p>
          </table:table-cell>
          <table:table-cell table:formula="of:=744/[.C21]" office:value-type="float" office:value="12.9842931937173" calcext:value-type="float">
            <text:p>12.9842931937173</text:p>
          </table:table-cell>
          <table:table-cell office:value-type="string" calcext:value-type="string">
            <text:p>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0.012848187" calcext:value-type="float">
            <text:p>0.012848187</text:p>
          </table:table-cell>
          <table:table-cell office:value-type="float" office:value="56.3" calcext:value-type="float">
            <text:p>56.3</text:p>
          </table:table-cell>
          <table:table-cell table:formula="of:=744/[.C22]" office:value-type="float" office:value="13.214920071048" calcext:value-type="float">
            <text:p>13.214920071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0.0127653339" calcext:value-type="float">
            <text:p>0.0127653339</text:p>
          </table:table-cell>
          <table:table-cell office:value-type="float" office:value="120" calcext:value-type="float">
            <text:p>120</text:p>
          </table:table-cell>
          <table:table-cell table:formula="of:=744/[.C23]" office:value-type="float" office:value="6.2" calcext:value-type="float">
            <text:p>6.2</text:p>
          </table:table-cell>
          <table:table-cell office:value-type="string" calcext:value-type="string">
            <text:p>MN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0.0127407464" calcext:value-type="float">
            <text:p>0.0127407464</text:p>
          </table:table-cell>
          <table:table-cell office:value-type="float" office:value="123.9" calcext:value-type="float">
            <text:p>123.9</text:p>
          </table:table-cell>
          <table:table-cell table:formula="of:=744/[.C24]" office:value-type="float" office:value="6.00484261501211" calcext:value-type="float">
            <text:p>6.00484261501211</text:p>
          </table:table-cell>
          <table:table-cell office:value-type="string" calcext:value-type="string">
            <text:p>M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0.011513145" calcext:value-type="float">
            <text:p>0.011513145</text:p>
          </table:table-cell>
          <table:table-cell office:value-type="float" office:value="59.3" calcext:value-type="float">
            <text:p>59.3</text:p>
          </table:table-cell>
          <table:table-cell table:formula="of:=744/[.C25]" office:value-type="float" office:value="12.5463743676223" calcext:value-type="float">
            <text:p>12.5463743676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0.0108186585" calcext:value-type="float">
            <text:p>0.0108186585</text:p>
          </table:table-cell>
          <table:table-cell office:value-type="float" office:value="64" calcext:value-type="float">
            <text:p>64</text:p>
          </table:table-cell>
          <table:table-cell table:formula="of:=744/[.C26]" office:value-type="float" office:value="11.625" calcext:value-type="float">
            <text:p>11.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9</text:p>
          </table:table-cell>
          <table:table-cell office:value-type="float" office:value="0.00920094181" calcext:value-type="float">
            <text:p>0.00920094181</text:p>
          </table:table-cell>
          <table:table-cell office:value-type="float" office:value="63" calcext:value-type="float">
            <text:p>63</text:p>
          </table:table-cell>
          <table:table-cell table:formula="of:=744/[.C27]" office:value-type="float" office:value="11.8095238095238" calcext:value-type="float">
            <text:p>11.8095238095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0</text:p>
          </table:table-cell>
          <table:table-cell office:value-type="float" office:value="0.00787082442" calcext:value-type="float">
            <text:p>0.00787082442</text:p>
          </table:table-cell>
          <table:table-cell office:value-type="float" office:value="60" calcext:value-type="float">
            <text:p>60</text:p>
          </table:table-cell>
          <table:table-cell table:formula="of:=744/[.C28]" office:value-type="float" office:value="12.4" calcext:value-type="float">
            <text:p>12.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11:12:29.5659535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8:36:11.412257114</meta:creation-date>
    <dc:date>2017-04-04T12:12:39.092918457</dc:date>
    <meta:editing-duration>PT2H45M39S</meta:editing-duration>
    <meta:editing-cycles>7</meta:editing-cycles>
    <meta:generator>LibreOffice/5.2.6.2$Linux_X86_64 LibreOffice_project/20$Build-2</meta:generator>
    <meta:document-statistic meta:table-count="1" meta:cell-count="98" meta:object-count="0"/>
  </office:meta>
</office:document-meta>
</file>